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C000001E39DDB03D463EC660D.png" manifest:media-type="image/png"/>
  <manifest:file-entry manifest:full-path="Pictures/10000201000000F300000170FBE86B44CF56D7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3a11"/>
    </style:style>
    <style:style style:name="T1" style:family="text">
      <style:text-properties officeooo:rsid="00133a1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選擇<text:span text:style-name="T1">ConfigureFcitx</text:span></text:p>
      <text:p text:style-name="Standard"><draw:frame draw:style-name="fr1" draw:name="Image1" text:anchor-type="char" svg:width="2.5311in" svg:height="3.8335in" draw:z-index="1"><draw:image xlink:href="Pictures/10000201000000F300000170FBE86B44CF56D734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2" text:anchor-type="char" svg:x="-0.0937in" svg:y="3.7575in" svg:width="6.6929in" svg:height="3.7583in" draw:z-index="0"><draw:image xlink:href="Pictures/100002010000035C000001E39DDB03D463EC660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按”<text:span text:style-name="T1">+” 搜尋Chewin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21:46:53.242805797</meta:creation-date>
    <dc:date>2021-01-07T21:49:11.443523710</dc:date>
    <meta:editing-duration>PT2M19S</meta:editing-duration>
    <meta:editing-cycles>1</meta:editing-cycles>
    <meta:document-statistic meta:table-count="0" meta:image-count="2" meta:object-count="0" meta:page-count="1" meta:paragraph-count="2" meta:word-count="8" meta:character-count="30" meta:non-whitespace-character-count="29"/>
    <meta:generator>LibreOffice/6.4.6.2$Linux_X86_64 LibreOffice_project/40$Build-2</meta:generator>
  </office:meta>
</office:document-meta>
</file>